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text-properties style:font-name="Arial" fo:font-size="12pt" style:font-size-asian="12pt" style:font-size-complex="12pt"/>
    </style:style>
    <style:style style:name="P4" style:family="paragraph" style:parent-style-name="Text_20_body">
      <style:text-properties style:font-name="Arial" fo:font-size="12pt" officeooo:rsid="000509f0" officeooo:paragraph-rsid="000509f0" style:font-size-asian="12pt" style:font-size-complex="12pt"/>
    </style:style>
    <style:style style:name="P5" style:family="paragraph" style:parent-style-name="Text_20_body" style:list-style-name="L3"/>
    <style:style style:name="P6" style:family="paragraph" style:parent-style-name="Text_20_body">
      <style:text-properties officeooo:rsid="0005c2d8" officeooo:paragraph-rsid="0005c2d8"/>
    </style:style>
    <style:style style:name="T1" style:family="text">
      <style:text-properties style:font-name="Arial"/>
    </style:style>
    <style:style style:name="T2" style:family="text">
      <style:text-properties style:font-name="Arial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officeooo:rsid="0005c2d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apitulo 5</text:p>
      <text:h text:style-name="Heading_20_3" text:outline-level="3"><text:span text:style-name="Strong_20_Emphasis"><text:span text:style-name="T2">Motivação da Escolha da Estrutura de Armazenamento e do Servidor</text:span></text:span></text:h>
      <text:p text:style-name="Text_20_body"><text:span text:style-name="T2">A escolha pela estrutura de armazenamento </text:span><text:span text:style-name="Strong_20_Emphasis"><text:span text:style-name="T2">relacional</text:span></text:span><text:span text:style-name="T2"> e pela utilização do </text:span><text:span text:style-name="Strong_20_Emphasis"><text:span text:style-name="T2">MySQL como servidor de banco de dados</text:span></text:span><text:span text:style-name="T2"> fundamenta-se em critérios de desempenho, compatibilidade, escalabilidade e aderência ao modelo lógico do projeto.</text:span></text:p>
      <text:p text:style-name="P3">Segundo Silberschatz, Korth e Sudarshan (2013), “os bancos de dados relacionais são ideais para aplicações que exigem consistência, integridade e estruturação clara dos dados”, características indispensáveis em um sistema cujo propósito é registrar e relacionar informações históricas e culturais de forma organizada e acessível. Como o projeto exige o armazenamento de dados estruturados como nomes, descrições, datas e imagens de bens culturais, o modelo relacional oferece uma forma eficiente de organizar essas entidades com integridade referencial.</text:p>
      <text:p text:style-name="Text_20_body"><text:span text:style-name="T2">O </text:span><text:span text:style-name="Strong_20_Emphasis"><text:span text:style-name="T2">MySQL</text:span></text:span><text:span text:style-name="T2">, por sua vez, foi selecionado por ser um sistema </text:span><text:span text:style-name="Strong_20_Emphasis"><text:span text:style-name="T2">gratuito</text:span></text:span><text:span text:style-name="T2">, </text:span><text:span text:style-name="Strong_20_Emphasis"><text:span text:style-name="T2">open-source</text:span></text:span><text:span text:style-name="T2"> e amplamente documentado, com forte integração ao </text:span><text:span text:style-name="Strong_20_Emphasis"><text:span text:style-name="T2">framework Laravel</text:span></text:span><text:span text:style-name="T2">, utilizado na construção do site “Corumbá: Cidade Branca”. Como destaca DuBois (2020), "o MySQL é um dos bancos de dados mais utilizados em aplicações web modernas por sua estabilidade, compatibilidade com diversas linguagens e excelente desempenho em ambientes com leitura intensiva".</text:span></text:p>
      <text:p text:style-name="Text_20_body"><text:span text:style-name="T2">Além disso, o uso do MySQL permitiu a adoção de técnicas modernas de desenvolvimento, como </text:span><text:span text:style-name="Strong_20_Emphasis"><text:span text:style-name="T2">migrações, seeders e Eloquent ORM</text:span></text:span><text:span text:style-name="T2"> no Laravel, que facilitam a construção, manutenção e expansão futura do banco de dados. Isso foi essencial para garantir que novas informações culturais possam ser integradas à plataforma com facilidade, sem comprometer a estrutura já existente.</text:span></text:p>
      <text:p text:style-name="P3">Portanto, a combinação da estrutura relacional com o servidor MySQL viabilizou uma solução técnica robusta, segura e adaptada às necessidades do projeto, contribuindo para a entrega de um sistema funcional, sustentável e de impacto social positivo.</text:p>
      <text:h text:style-name="Heading_20_3" text:outline-level="3"><text:span text:style-name="Strong_20_Emphasis"><text:span text:style-name="T2">Referências</text:span></text:span></text:h>
      <text:list xml:id="list3162320934" text:style-name="L3">
        <text:list-item>
          <text:p text:style-name="P5"><text:span text:style-name="T2">DUBOIS, P. </text:span><text:span text:style-name="Emphasis"><text:span text:style-name="T2">MySQL: The Complete Reference</text:span></text:span><text:span text:style-name="T2">. McGraw-Hill Education, 2020.</text:span></text:p>
        </text:list-item>
        <text:list-item>
          <text:p text:style-name="P5"><text:span text:style-name="T2">SILBERSCHATZ, A.; KORTH, H. F.; SUDARSHAN, S. </text:span><text:span text:style-name="Emphasis"><text:span text:style-name="T2">Sistemas de Banco de Dados</text:span></text:span><text:span text:style-name="T2">. 6. ed. São Paulo: AMGH, 2013.</text:span></text:p>
          <text:p text:style-name="P5"><text:span text:style-name="T2"/></text:p>
        </text:list-item>
      </text:list>
      <text:p text:style-name="P4"><text:s text:c="2"/><text:span text:style-name="T4">5.1</text:span></text:p>
      <text:h text:style-name="Heading_20_3" text:outline-level="3"><text:span text:style-name="Strong_20_Emphasis"><text:span text:style-name="T2">MySQL: Um Sistema de Gerenciamento de Banco de Dados Relacional</text:span></text:span></text:h>
      <text:p text:style-name="Text_20_body"><text:span text:style-name="T2">O </text:span><text:span text:style-name="Strong_20_Emphasis"><text:span text:style-name="T2">MySQL</text:span></text:span><text:span text:style-name="T2"> é um </text:span><text:span text:style-name="Strong_20_Emphasis"><text:span text:style-name="T2">Sistema de Gerenciamento de Banco de Dados Relacional (SGBDR)</text:span></text:span><text:span text:style-name="T2"> de código aberto que utiliza a linguagem </text:span><text:span text:style-name="Strong_20_Emphasis"><text:span text:style-name="T2">SQL (Structured Query Language)</text:span></text:span><text:span text:style-name="T2"> para manipulação de dados. Desenvolvido inicialmente pela empresa sueca </text:span><text:span text:style-name="Strong_20_Emphasis"><text:span text:style-name="T2">MySQL AB</text:span></text:span><text:span text:style-name="T2">, o sistema foi posteriormente adquirido pela </text:span><text:span text:style-name="Strong_20_Emphasis"><text:span text:style-name="T2">Sun Microsystems</text:span></text:span><text:span text:style-name="T2"> e, em 2010, passou a integrar o portfólio da </text:span><text:span text:style-name="Strong_20_Emphasis"><text:span text:style-name="T2">Oracle Corporation</text:span></text:span><text:span text:style-name="T2">.</text:span></text:p>
      <text:p text:style-name="Text_20_body"><text:soft-page-break/><text:span text:style-name="T2">Segundo Silberschatz et al. (2013), “um banco de dados relacional é uma coleção de dados estruturados em tabelas que são inter-relacionadas e acessíveis por meio de comandos SQL” (p. 5). O MySQL é um dos SGBDs relacionais mais populares do mundo devido à sua </text:span><text:span text:style-name="Strong_20_Emphasis"><text:span text:style-name="T2">facilidade de uso</text:span></text:span><text:span text:style-name="T2">, </text:span><text:span text:style-name="Strong_20_Emphasis"><text:span text:style-name="T2">desempenho robusto</text:span></text:span><text:span text:style-name="T2"> e </text:span><text:span text:style-name="Strong_20_Emphasis"><text:span text:style-name="T2">compatibilidade com diversas plataformas</text:span></text:span><text:span text:style-name="T2"> como Windows, Linux e macOS.</text:span></text:p>
      <text:p text:style-name="Text_20_body"><text:span text:style-name="T2">O MySQL é amplamente utilizado em </text:span><text:span text:style-name="Strong_20_Emphasis"><text:span text:style-name="T2">aplicações web</text:span></text:span><text:span text:style-name="T2">, especialmente em conjunto com a pilha </text:span><text:span text:style-name="Strong_20_Emphasis"><text:span text:style-name="T2">LAMP (Linux, Apache, MySQL e PHP/Python/Perl)</text:span></text:span><text:span text:style-name="T2">. De acordo com DuBois (2020), “MySQL fornece um equilíbrio entre simplicidade e funcionalidade avançada, o que o torna ideal tanto para aplicações pequenas quanto para sistemas de larga escala” (p. 22).</text:span></text:p>
      <text:p text:style-name="P3">Entre suas principais características, destacam-se:</text:p>
      <text:list text:style-name="L1">
        <text:list-item>
          <text:p text:style-name="P1"><text:span text:style-name="T2">Suporte a </text:span><text:span text:style-name="Strong_20_Emphasis"><text:span text:style-name="T2">transações ACID</text:span></text:span><text:span text:style-name="T2"> (Atomicidade, Consistência, Isolamento e Durabilidade).</text:span></text:p>
        </text:list-item>
        <text:list-item>
          <text:p text:style-name="P1"><text:span text:style-name="T2">Mecanismos de armazenamento como </text:span><text:span text:style-name="Strong_20_Emphasis"><text:span text:style-name="T2">InnoDB</text:span></text:span><text:span text:style-name="T2"> e </text:span><text:span text:style-name="Strong_20_Emphasis"><text:span text:style-name="T2">MyISAM</text:span></text:span><text:span text:style-name="T2">.</text:span></text:p>
        </text:list-item>
        <text:list-item>
          <text:p text:style-name="P1"><text:span text:style-name="T2">Recursos de </text:span><text:span text:style-name="Strong_20_Emphasis"><text:span text:style-name="T2">replicação</text:span></text:span><text:span text:style-name="T2">, </text:span><text:span text:style-name="Strong_20_Emphasis"><text:span text:style-name="T2">backup</text:span></text:span><text:span text:style-name="T2">, </text:span><text:span text:style-name="Strong_20_Emphasis"><text:span text:style-name="T2">stored procedures</text:span></text:span><text:span text:style-name="T2">, </text:span><text:span text:style-name="Strong_20_Emphasis"><text:span text:style-name="T2">triggers</text:span></text:span><text:span text:style-name="T2"> e </text:span><text:span text:style-name="Strong_20_Emphasis"><text:span text:style-name="T2">views</text:span></text:span><text:span text:style-name="T2">.</text:span></text:p>
        </text:list-item>
      </text:list>
      <text:p text:style-name="Text_20_body"><text:span text:style-name="T2">Além disso, o MySQL continua sendo a escolha de muitos desenvolvedores graças à sua </text:span><text:span text:style-name="Strong_20_Emphasis"><text:span text:style-name="T2">documentação extensa</text:span></text:span><text:span text:style-name="T2">, </text:span><text:span text:style-name="Strong_20_Emphasis"><text:span text:style-name="T2">comunidade ativa</text:span></text:span><text:span text:style-name="T2"> e </text:span><text:span text:style-name="Strong_20_Emphasis"><text:span text:style-name="T2">versão gratuita (Community Edition)</text:span></text:span><text:span text:style-name="T2">, além da versão </text:span><text:span text:style-name="Strong_20_Emphasis"><text:span text:style-name="T2">comercial (Enterprise Edition)</text:span></text:span><text:span text:style-name="T2"> oferecida pela Oracle.</text:span></text:p>
      <text:p text:style-name="P3">De acordo com Date (2004), “o modelo relacional se tornou o paradigma dominante na gestão de dados justamente por sua base teórica sólida e pela flexibilidade no armazenamento e recuperação de informações” (p. 37), o que explica em parte o sucesso contínuo do MySQL.</text:p>
      <text:h text:style-name="Heading_20_3" text:outline-level="3"><text:span text:style-name="Strong_20_Emphasis"><text:span text:style-name="T2">Referências</text:span></text:span></text:h>
      <text:list text:style-name="L2">
        <text:list-item>
          <text:p text:style-name="P2"><text:span text:style-name="T2">Date, C. J. (2004). </text:span><text:span text:style-name="Emphasis"><text:span text:style-name="T2">An Introduction to Database Systems</text:span></text:span><text:span text:style-name="T2"> (8th ed.). Boston: Addison Wesley.</text:span></text:p>
        </text:list-item>
        <text:list-item>
          <text:p text:style-name="P2"><text:span text:style-name="T2">DuBois, P. (2020). </text:span><text:span text:style-name="Emphasis"><text:span text:style-name="T2">MySQL: The Complete Reference</text:span></text:span><text:span text:style-name="T2">. McGraw-Hill Education.</text:span></text:p>
        </text:list-item>
        <text:list-item>
          <text:p text:style-name="P2"><text:span text:style-name="T2">Silberschatz, A., Korth, H. F., &amp; Sudarshan, S. (2013). </text:span><text:span text:style-name="Emphasis"><text:span text:style-name="T2">Sistemas de Banco de Dados</text:span></text:span><text:span text:style-name="T2"> (6ª ed.). São Paulo: AMGH Editor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0T08:18:34.694000000</meta:creation-date>
    <dc:date>2025-06-10T09:14:36.678000000</dc:date>
    <meta:editing-duration>PT56M1S</meta:editing-duration>
    <meta:editing-cycles>2</meta:editing-cycles>
    <meta:generator>LibreOffice/7.4.3.2$Windows_X86_64 LibreOffice_project/1048a8393ae2eeec98dff31b5c133c5f1d08b890</meta:generator>
    <meta:document-statistic meta:table-count="0" meta:image-count="0" meta:object-count="0" meta:page-count="2" meta:paragraph-count="26" meta:word-count="637" meta:character-count="4258" meta:non-whitespace-character-count="3653"/>
  </office:meta>
</office:document-meta>
</file>